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0922" officeooo:paragraph-rsid="001b09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73496298060439462" text:style-name="L1">
        <text:list-item>
          <text:p text:style-name="P1">Zitiere Paper, dass besagt jede Funktion kann durch neuronale Netze approximiert werden, wenn neuronale Netze eingeführt werden.</text:p>
        </text:list-item>
        <text:list-item>
          <text:p text:style-name="P1">Zitiere “A geometrical Approach to inverse kinematics for continuum manipulators” wenn es um inverse kinematik geht, ABER keine Berücksichtigung von Gelenkwinkelgrenzen</text:p>
        </text:list-item>
        <text:list-item>
          <text:p text:style-name="P1">Zitiere, Practical Kinematics for Real-Time Implemenation of Continuum Robots wenn es um den Einfluss der Seillängen der unterschiedlichen Segmente auf die Position des Endeffektors geht. (tangle/untangle für distributed seile notwendig). Vernachlässigt wenn seile ineinander oder nebeneinander geführt werden</text:p>
        </text:list-item>
        <text:list-item>
          <text:p text:style-name="P1">Zitiere Policy Invariance under reward transformations: theory and application to reward shaping wenn es um die reward funktion geht</text:p>
        </text:list-item>
        <text:list-item>
          <text:p text:style-name="P1">Zitiere detaillierte Herleitung in Kinematics for Multisection Continuum Robots (tendon driven) der direkten Kinemati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41:32.392147132</meta:creation-date>
    <meta:generator>LibreOffice/5.1.6.2$Linux_X86_64 LibreOffice_project/10m0$Build-2</meta:generator>
    <dc:date>2018-04-19T17:15:26.758173422</dc:date>
    <meta:editing-duration>PT4H23M43S</meta:editing-duration>
    <meta:editing-cycles>2</meta:editing-cycles>
    <meta:document-statistic meta:table-count="0" meta:image-count="0" meta:object-count="0" meta:page-count="1" meta:paragraph-count="5" meta:word-count="114" meta:character-count="865" meta:non-whitespace-character-count="761"/>
  </office:meta>
</office:document-meta>
</file>